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2.3cm"/>
    </style:style>
    <style:style style:name="Table5.C" style:family="table-column">
      <style:table-column-properties style:column-width="0.49cm"/>
    </style:style>
    <style:style style:name="Table5.D" style:family="table-column">
      <style:table-column-properties style:column-width="2.33cm"/>
    </style:style>
    <style:style style:name="Table5.E" style:family="table-column">
      <style:table-column-properties style:column-width="0.466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4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B">
      <style:text-properties style:font-name="Droid Sans" fo:font-size="10pt" fo:language="de" fo:country="DE" fo:font-weight="bold" officeooo:rsid="00357091" officeooo:paragraph-rsid="00357091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style:font-name="Droid Sans" fo:font-size="10pt" fo:language="de" fo:country="DE" officeooo:rsid="0032ef3f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Martin Musterschüler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5.11.1996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Rothenburg ob der Tauber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Hannover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7780625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89512192">
          <table:table-cell table:style-name="Table1.A2" office:value-type="string">
            <text:p text:style-name="P2">Musterschüler, Martin, <text:span text:style-name="T1">05.11.1996</text:span>, <text:span text:style-name="T1">Rothenburg ob der Tauber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73703088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52471040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16855360">
          <table:table-cell table:style-name="Table2.A3" office:value-type="string">
            <text:p text:style-name="rTable">1. <text:span text:style-name="T10">Deut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14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68</text:p>
          </table:table-cell>
        </table:table-row>
        <table:table-row table:style-name="TableLine178426976">
          <table:table-cell table:style-name="Table2.A3" office:value-type="string">
            <text:p text:style-name="rTable">2. <text:span text:style-name="T13">Engli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20</text:p>
          </table:table-cell>
        </table:table-row>
        <table:table-row table:style-name="TableLine187211088">
          <table:table-cell table:style-name="Table2.A3" office:value-type="string">
            <text:p text:style-name="rTable">3. <text:span text:style-name="T13">Geschichte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11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32</text:p>
          </table:table-cell>
        </table:table-row>
        <table:table-row table:style-name="TableLine143326000">
          <table:table-cell table:style-name="Table2.A3" table:number-columns-spanned="2" office:value-type="string">
            <text:p text:style-name="rTable">4. <text:span text:style-name="T13">Mathematik</text:span></text:p>
          </table:table-cell>
          <table:covered-table-cell/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80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73018064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56602112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88984912">
          <table:table-cell table:style-name="Table4.B2" office:value-type="string">
            <text:p text:style-name="rTable">5. <text:span text:style-name="T13">Französisch</text:span></text:p>
          </table:table-cell>
          <table:table-cell table:style-name="Table4.B2" office:value-type="string">
            <text:p text:style-name="P9">10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40</text:p>
          </table:table-cell>
        </table:table-row>
        <table:table-row table:style-name="TableLine189002784">
          <table:table-cell table:style-name="Table4.B2" office:value-type="string">
            <text:p text:style-name="rTable">6. <text:span text:style-name="T13">Biologie</text:span></text:p>
          </table:table-cell>
          <table:table-cell table:style-name="Table4.B2" office:value-type="string">
            <text:p text:style-name="P9">05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20</text:p>
          </table:table-cell>
        </table:table-row>
        <table:table-row table:style-name="TableLine110374128">
          <table:table-cell table:style-name="Table4.B2" office:value-type="string">
            <text:p text:style-name="rTable">7. <text:span text:style-name="T13">Kunst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13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52</text:p>
          </table:table-cell>
        </table:table-row>
        <table:table-row table:style-name="TableLine176610304">
          <table:table-cell table:style-name="Table4.B2" office:value-type="string">
            <text:p text:style-name="rTable">8. <text:span text:style-name="T13">Sport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13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52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3">500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429296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3">164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614128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1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9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eins, neun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Herr</text:p>
          </table:table-cell>
          <table:table-cell table:style-name="Table8.B1" office:value-type="string">
            <text:p text:style-name="P7">Martin Musterschüler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10.06.2016</text:p>
      <text:p text:style-name="P3"/>
      <text:p text:style-name="P3"/>
      <text:p text:style-name="rSmall"><text:tab/><text:tab/><text:tab/><text:tab/><text:tab/><text:span text:style-name="T11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89022208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73100192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iturzeugnis</dc:title>
    <meta:generator>LibreOffice/7.0.3.1$Linux_X86_64 LibreOffice_project/d7547858d014d4cf69878db179d326fc3483e082</meta:generator>
    <meta:editing-duration>PT3H48M3S</meta:editing-duration>
    <meta:editing-cycles>37</meta:editing-cycles>
    <dc:date>2021-01-16T20:45:00.423090026</dc:date>
    <dc:subject>Zeugnis für bestandene Abiturprüfung.</dc:subject>
    <meta:document-statistic meta:table-count="8" meta:image-count="0" meta:object-count="0" meta:page-count="2" meta:paragraph-count="146" meta:word-count="384" meta:character-count="3072" meta:non-whitespace-character-count="2820"/>
    <meta:template xlink:type="simple" xlink:actuate="onRequest" xlink:title="Modern" xlink:href="../../../../../../../../usr/lib/libreoffice/share/template/common/styles/Modern.ott" meta:date="2020-10-13T10:48:30.585333728"/>
  </office:meta>
</office:document-meta>
</file>